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78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dult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dename</text:p>
          </table:table-cell>
          <table:table-cell office:value-type="string">
            <text:p>Age</text:p>
          </table:table-cell>
          <table:table-cell office:value-type="string">
            <text:p>Gender</text:p>
          </table:table-cell>
          <table:table-cell office:value-type="string">
            <text:p>Education</text:p>
          </table:table-cell>
          <table:table-cell office:value-type="string">
            <text:p>SMS</text:p>
          </table:table-cell>
          <table:table-cell office:value-type="string">
            <text:p>Whatsapp</text:p>
          </table:table-cell>
          <table:table-cell office:value-type="string">
            <text:p>BBM</text:p>
          </table:table-cell>
          <table:table-cell office:value-type="string">
            <text:p>Taking Photos</text:p>
          </table:table-cell>
          <table:table-cell office:value-type="string">
            <text:p>Dialing</text:p>
          </table:table-cell>
          <table:table-cell office:value-type="string">
            <text:p>Facebook</text:p>
          </table:table-cell>
          <table:table-cell office:value-type="string">
            <text:p>Twitter</text:p>
          </table:table-cell>
          <table:table-cell office:value-type="string">
            <text:p>Email</text:p>
          </table:table-cell>
          <table:table-cell office:value-type="string">
            <text:p>Download Music</text:p>
          </table:table-cell>
          <table:table-cell office:value-type="string">
            <text:p>Pedometer</text:p>
          </table:table-cell>
          <table:table-cell office:value-type="string">
            <text:p>Diary for Diet</text:p>
          </table:table-cell>
        </table:table-row>
        <table:table-row table:style-name="ro1">
          <table:table-cell office:value-type="string">
            <text:p>Roy-W</text:p>
          </table:table-cell>
          <table:table-cell office:value-type="float" office:value="55">
            <text:p>55</text:p>
          </table:table-cell>
          <table:table-cell office:value-type="string">
            <text:p>M</text:p>
          </table:table-cell>
          <table:table-cell office:value-type="string">
            <text:p>College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EA</text:p>
          </table:table-cell>
          <table:table-cell office:value-type="float" office:value="45">
            <text:p>45</text:p>
          </table:table-cell>
          <table:table-cell office:value-type="string">
            <text:p>F</text:p>
          </table:table-cell>
          <table:table-cell office:value-type="string">
            <text:p>Grade 8-1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ND</text:p>
          </table:table-cell>
          <table:table-cell office:value-type="float" office:value="45">
            <text:p>45</text:p>
          </table:table-cell>
          <table:table-cell office:value-type="string">
            <text:p>F</text:p>
          </table:table-cell>
          <table:table-cell office:value-type="string">
            <text:p>College</text:p>
          </table:table-cell>
          <table:table-cell table:number-columns-repeated="8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string">
            <text:p>Grade 8-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NB(Shaun)</text:p>
          </table:table-cell>
          <table:table-cell office:value-type="float" office:value="41">
            <text:p>41</text:p>
          </table:table-cell>
          <table:table-cell office:value-type="string">
            <text:p>F</text:p>
          </table:table-cell>
          <table:table-cell office:value-type="string">
            <text:p>Matric</text:p>
          </table:table-cell>
          <table:table-cell table:number-columns-repeated="11"/>
        </table:table-row>
        <table:table-row table:style-name="ro1">
          <table:table-cell office:value-type="string">
            <text:p>DBG(Jodi)</text:p>
          </table:table-cell>
          <table:table-cell office:value-type="float" office:value="50">
            <text:p>50</text:p>
          </table:table-cell>
          <table:table-cell office:value-type="string">
            <text:p>F</text:p>
          </table:table-cell>
          <table:table-cell office:value-type="string">
            <text:p>Matric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*</text:p>
          </table:table-cell>
          <table:table-cell office:value-type="float" office:value="32">
            <text:p>32</text:p>
          </table:table-cell>
          <table:table-cell office:value-type="string">
            <text:p>F</text:p>
          </table:table-cell>
          <table:table-cell office:value-type="string">
            <text:p>Matric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H(Kcee)</text:p>
          </table:table-cell>
          <table:table-cell office:value-type="float" office:value="35">
            <text:p>35</text:p>
          </table:table-cell>
          <table:table-cell office:value-type="string">
            <text:p>F</text:p>
          </table:table-cell>
          <table:table-cell office:value-type="string">
            <text:p>Grade 8-1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FBH</text:p>
          </table:table-cell>
          <table:table-cell office:value-type="float" office:value="36">
            <text:p>36</text:p>
          </table:table-cell>
          <table:table-cell office:value-type="string">
            <text:p>F</text:p>
          </table:table-cell>
          <table:table-cell office:value-type="string">
            <text:p>Grade 8-1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KM</text:p>
          </table:table-cell>
          <table:table-cell office:value-type="float" office:value="26">
            <text:p>26</text:p>
          </table:table-cell>
          <table:table-cell office:value-type="string">
            <text:p>F</text:p>
          </table:table-cell>
          <table:table-cell office:value-type="string">
            <text:p>Grade 8-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NTS</text:p>
          </table:table-cell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 office:value-type="string">
            <text:p>Grade 8-10,Vocationa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NTP (*)</text:p>
          </table:table-cell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Grade 8-10,Vocationa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JG(Chelsea)</text:p>
          </table:table-cell>
          <table:table-cell office:value-type="float" office:value="53">
            <text:p>53</text:p>
          </table:table-cell>
          <table:table-cell office:value-type="string">
            <text:p>F</text:p>
          </table:table-cell>
          <table:table-cell office:value-type="string">
            <text:p>Colle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Kids" table:style-name="ta1"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office:value-type="string">
            <text:p>Codename</text:p>
          </table:table-cell>
          <table:table-cell office:value-type="string">
            <text:p>Age</text:p>
          </table:table-cell>
          <table:table-cell office:value-type="string">
            <text:p>Gender</text:p>
          </table:table-cell>
          <table:table-cell office:value-type="string">
            <text:p>Education</text:p>
          </table:table-cell>
          <table:table-cell office:value-type="string">
            <text:p>SMS</text:p>
          </table:table-cell>
          <table:table-cell office:value-type="string">
            <text:p>Whatsapp</text:p>
          </table:table-cell>
          <table:table-cell office:value-type="string">
            <text:p>BBM</text:p>
          </table:table-cell>
          <table:table-cell office:value-type="string">
            <text:p>Taking Photos</text:p>
          </table:table-cell>
          <table:table-cell office:value-type="string">
            <text:p>Dialing</text:p>
          </table:table-cell>
          <table:table-cell office:value-type="string">
            <text:p>Facebook</text:p>
          </table:table-cell>
          <table:table-cell office:value-type="string">
            <text:p>Twitter</text:p>
          </table:table-cell>
          <table:table-cell office:value-type="string">
            <text:p>Email</text:p>
          </table:table-cell>
          <table:table-cell office:value-type="string">
            <text:p>Download Music</text:p>
          </table:table-cell>
          <table:table-cell office:value-type="string">
            <text:p>Pedometer</text:p>
          </table:table-cell>
          <table:table-cell office:value-type="string">
            <text:p>Diary for Diet</text:p>
          </table:table-cell>
        </table:table-row>
        <table:table-row table:style-name="ro2">
          <table:table-cell office:value-type="string">
            <text:p>LWK</text:p>
          </table:table-cell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string">
            <text:p>Grade 8-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LM</text:p>
          </table:table-cell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string">
            <text:p>Grade 8-10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cee</text:p>
          </table:table-cell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string">
            <text:p>Grade 8-1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AM(Selemela)</text:p>
          </table:table-cell>
          <table:table-cell office:value-type="float" office:value="12">
            <text:p>12</text:p>
          </table:table-cell>
          <table:table-cell office:value-type="string">
            <text:p>F</text:p>
          </table:table-cell>
          <table:table-cell office:value-type="string">
            <text:p>Grade 1-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SDB(Shaun))</text:p>
          </table:table-cell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string">
            <text:p>Grade 8-1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KD (Kaylim)</text:p>
          </table:table-cell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string">
            <text:p>Grade 8-1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Lee-Roy</text:p>
          </table:table-cell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string">
            <text:p>Grade 8-1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TS(Tummie)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string">
            <text:p>Grade 1-7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BW (Nevalio)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string">
            <text:p>Matric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odi</text:p>
          </table:table-cell>
          <table:table-cell office:value-type="float" office:value="18">
            <text:p>18</text:p>
          </table:table-cell>
          <table:table-cell office:value-type="string">
            <text:p>F</text:p>
          </table:table-cell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YJJ</text:p>
          </table:table-cell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string">
            <text:p>Grade 8-1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chaela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  <table:table-cell office:value-type="string">
            <text:p>Grade 8-1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S</text:p>
          </table:table-cell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 office:value-type="string">
            <text:p>Grade 1-7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NAM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string">
            <text:p>Grade 8-1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office:value-type="string">
            <text:p>F</text:p>
          </table:table-cell>
          <table:table-cell office:value-type="string">
            <text:p>Grade 8-1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twa </meta:initial-creator>
    <meta:creation-date>2016-01-05T13:49:42</meta:creation-date>
    <meta:generator>LibreOffice/3.5$Linux_X86_64 LibreOffice_project/350m1$Build-2</meta:generator>
    <dc:date>2016-01-05T15:27:56</dc:date>
    <dc:creator>ntwa </dc:creator>
    <meta:editing-duration>PT38M12S</meta:editing-duration>
    <meta:editing-cycles>4</meta:editing-cycles>
    <meta:document-statistic meta:table-count="3" meta:cell-count="438" meta:object-count="0"/>
  </office:meta>
</office:document-meta>
</file>